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1.24mm" style:rel-column-width="1204*"/>
    </style:style>
    <style:style style:name="Table1.B" style:family="table-column">
      <style:table-column-properties style:column-width="64.58mm" style:rel-column-width="3661*"/>
    </style:style>
    <style:style style:name="Table1.C" style:family="table-column">
      <style:table-column-properties style:column-width="84.19mm" style:rel-column-width="4773*"/>
    </style:style>
    <style:style style:name="Table1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51mm" fo:border="0.05pt solid #000000" style:writing-mode="page"/>
    </style:style>
    <style:style style:name="Table1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.84mm" style:rel-column-width="6106*"/>
    </style:style>
    <style:style style:name="Table5.B" style:family="table-column">
      <style:table-column-properties style:column-width="26.97mm" style:rel-column-width="10396*"/>
    </style:style>
    <style:style style:name="Table5.C" style:family="table-column">
      <style:table-column-properties style:column-width="30.34mm" style:rel-column-width="11695*"/>
    </style:style>
    <style:style style:name="Table5.D" style:family="table-column">
      <style:table-column-properties style:column-width="30.09mm" style:rel-column-width="11600*"/>
    </style:style>
    <style:style style:name="Table5.E" style:family="table-column">
      <style:table-column-properties style:column-width="25.36mm" style:rel-column-width="9777*"/>
    </style:style>
    <style:style style:name="Table5.F" style:family="table-column">
      <style:table-column-properties style:column-width="41.4mm" style:rel-column-width="15961*"/>
    </style:style>
    <style:style style:name="Table5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51mm" fo:border="0.05pt solid #000000" style:writing-mode="page"/>
    </style:style>
    <style:style style:name="Table5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sv" fo:country="SE" officeooo:paragraph-rsid="00068a16"/>
    </style:style>
    <style:style style:name="P2" style:family="paragraph" style:parent-style-name="Standard">
      <style:text-properties fo:language="sv" fo:country="SE" officeooo:paragraph-rsid="0016e073"/>
    </style:style>
    <style:style style:name="P3" style:family="paragraph" style:parent-style-name="Standard">
      <style:text-properties fo:language="sv" fo:country="SE" officeooo:rsid="0025841e" officeooo:paragraph-rsid="002cede3"/>
    </style:style>
    <style:style style:name="P4" style:family="paragraph" style:parent-style-name="Table_20_Contents">
      <style:text-properties fo:language="sv" fo:country="SE" officeooo:rsid="00068a16" officeooo:paragraph-rsid="0016e073"/>
    </style:style>
    <style:style style:name="P5" style:family="paragraph" style:parent-style-name="Table_20_Contents">
      <style:text-properties fo:language="sv" fo:country="SE" officeooo:rsid="00068a16" officeooo:paragraph-rsid="00068a16"/>
    </style:style>
    <style:style style:name="P6" style:family="paragraph" style:parent-style-name="Table_20_Contents">
      <style:text-properties fo:language="sv" fo:country="SE" officeooo:rsid="000aa0be" officeooo:paragraph-rsid="0016e073"/>
    </style:style>
    <style:style style:name="P7" style:family="paragraph" style:parent-style-name="Table_20_Contents">
      <style:text-properties fo:language="sv" fo:country="SE" officeooo:rsid="00152926" officeooo:paragraph-rsid="0016e073"/>
    </style:style>
    <style:style style:name="P8" style:family="paragraph" style:parent-style-name="Table_20_Contents">
      <style:text-properties fo:language="sv" fo:country="SE" officeooo:rsid="0016e073" officeooo:paragraph-rsid="0016e073"/>
    </style:style>
    <style:style style:name="P9" style:family="paragraph" style:parent-style-name="Table_20_Contents">
      <style:text-properties fo:language="sv" fo:country="SE" officeooo:paragraph-rsid="0016e073"/>
    </style:style>
    <style:style style:name="P10" style:family="paragraph" style:parent-style-name="Table_20_Contents">
      <style:text-properties fo:language="sv" fo:country="SE" officeooo:rsid="00184be8" officeooo:paragraph-rsid="00184be8"/>
    </style:style>
    <style:style style:name="P11" style:family="paragraph" style:parent-style-name="Table_20_Contents">
      <style:text-properties fo:language="sv" fo:country="SE" fo:font-weight="normal" officeooo:rsid="0036ccc1" officeooo:paragraph-rsid="0036ccc1" style:font-weight-asian="normal" style:font-weight-complex="normal"/>
    </style:style>
    <style:style style:name="P12" style:family="paragraph" style:parent-style-name="Table_20_Contents">
      <style:text-properties fo:language="sv" fo:country="SE" officeooo:paragraph-rsid="00068a16"/>
    </style:style>
    <style:style style:name="P13" style:family="paragraph" style:parent-style-name="Table_20_Contents">
      <style:text-properties fo:language="sv" fo:country="SE" officeooo:rsid="00266267" officeooo:paragraph-rsid="00266267"/>
    </style:style>
    <style:style style:name="P14" style:family="paragraph" style:parent-style-name="Table_20_Contents">
      <style:text-properties fo:language="sv" fo:country="SE" fo:font-weight="bold" officeooo:rsid="00266267" officeooo:paragraph-rsid="00266267" style:font-weight-asian="bold" style:font-weight-complex="bold"/>
    </style:style>
    <style:style style:name="P15" style:family="paragraph" style:parent-style-name="Table_20_Contents">
      <style:text-properties fo:language="sv" fo:country="SE" officeooo:rsid="0027e34a" officeooo:paragraph-rsid="0027e34a"/>
    </style:style>
    <style:style style:name="P16" style:family="paragraph" style:parent-style-name="Table_20_Contents">
      <style:text-properties fo:language="sv" fo:country="SE" officeooo:rsid="002b510c" officeooo:paragraph-rsid="002b510c"/>
    </style:style>
    <style:style style:name="P17" style:family="paragraph" style:parent-style-name="Table_20_Contents">
      <style:text-properties fo:language="sv" fo:country="SE" officeooo:rsid="002ce2c6" officeooo:paragraph-rsid="002ce2c6"/>
    </style:style>
    <style:style style:name="P18" style:family="paragraph" style:parent-style-name="Table_20_Contents">
      <style:paragraph-properties fo:text-align="center" style:justify-single-word="false"/>
      <style:text-properties fo:language="sv" fo:country="SE" officeooo:rsid="0033e79e" officeooo:paragraph-rsid="0033e79e"/>
    </style:style>
    <style:style style:name="P19" style:family="paragraph" style:parent-style-name="Table_20_Contents">
      <style:text-properties fo:language="sv" fo:country="SE" officeooo:rsid="0033e79e" officeooo:paragraph-rsid="0033e79e"/>
    </style:style>
    <style:style style:name="P20" style:family="paragraph" style:parent-style-name="Table_20_Contents">
      <style:text-properties fo:language="sv" fo:country="SE" officeooo:rsid="0036ccc1" officeooo:paragraph-rsid="0036ccc1"/>
    </style:style>
    <style:style style:name="P21" style:family="paragraph" style:parent-style-name="Table_20_Contents">
      <style:text-properties fo:language="sv" fo:country="SE" officeooo:rsid="003796fe" officeooo:paragraph-rsid="003796fe"/>
    </style:style>
    <style:style style:name="P22" style:family="paragraph" style:parent-style-name="Table_20_Contents">
      <style:text-properties fo:language="sv" fo:country="SE" officeooo:rsid="0038bb1d" officeooo:paragraph-rsid="0038bb1d"/>
    </style:style>
    <style:style style:name="P23" style:family="paragraph" style:parent-style-name="Text_20_body">
      <style:text-properties fo:language="sv" fo:country="SE" officeooo:rsid="002cede3" officeooo:paragraph-rsid="002cede3"/>
    </style:style>
    <style:style style:name="P24" style:family="paragraph" style:parent-style-name="Text_20_body">
      <style:text-properties fo:language="sv" fo:country="SE" officeooo:rsid="003845df" officeooo:paragraph-rsid="003845df"/>
    </style:style>
    <style:style style:name="P25" style:family="paragraph" style:parent-style-name="Text_20_body">
      <style:text-properties style:font-name="Liberation Sans" fo:font-size="18.2000007629395pt" fo:language="sv" fo:country="SE" fo:font-weight="normal" officeooo:rsid="0008d9fe" officeooo:paragraph-rsid="00266267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26" style:family="paragraph" style:parent-style-name="Text_20_body">
      <style:text-properties officeooo:rsid="0033e79e" officeooo:paragraph-rsid="0033e79e"/>
    </style:style>
    <style:style style:name="P27" style:family="paragraph" style:parent-style-name="Text_20_body">
      <style:text-properties officeooo:rsid="00358113" officeooo:paragraph-rsid="00358113"/>
    </style:style>
    <style:style style:name="P28" style:family="paragraph" style:parent-style-name="Text_20_body">
      <style:text-properties officeooo:rsid="00358113" officeooo:paragraph-rsid="0035d76e"/>
    </style:style>
    <style:style style:name="P29" style:family="paragraph" style:parent-style-name="Text_20_body">
      <style:text-properties officeooo:paragraph-rsid="0035d76e"/>
    </style:style>
    <style:style style:name="P30" style:family="paragraph" style:parent-style-name="Text_20_body">
      <style:text-properties officeooo:rsid="0035d76e" officeooo:paragraph-rsid="0035d76e"/>
    </style:style>
    <style:style style:name="P31" style:family="paragraph" style:parent-style-name="Text_20_body">
      <style:text-properties fo:font-weight="bold" officeooo:rsid="0033e79e" officeooo:paragraph-rsid="0033e79e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language="sv" fo:country="SE" officeooo:rsid="003d6dc5" officeooo:paragraph-rsid="003d6dc5"/>
    </style:style>
    <style:style style:name="P33" style:family="paragraph" style:parent-style-name="Table_20_Contents">
      <style:paragraph-properties fo:text-align="center" style:justify-single-word="false"/>
      <style:text-properties fo:language="sv" fo:country="SE" officeooo:rsid="003d6dc5" officeooo:paragraph-rsid="003d6dc5"/>
    </style:style>
    <style:style style:name="P34" style:family="paragraph" style:parent-style-name="Table_20_Contents">
      <style:paragraph-properties fo:text-align="center" style:justify-single-word="false"/>
      <style:text-properties fo:language="sv" fo:country="SE" fo:font-weight="normal" officeooo:rsid="00068a16" officeooo:paragraph-rsid="00068a16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sv" fo:country="SE" fo:font-weight="bold" officeooo:rsid="002f79bc" officeooo:paragraph-rsid="002f79bc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sv" fo:country="SE" fo:font-weight="bold" officeooo:rsid="002d847c" officeooo:paragraph-rsid="002d847c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sv" fo:country="SE" officeooo:rsid="002f79bc" officeooo:paragraph-rsid="002f79bc"/>
    </style:style>
    <style:style style:name="P38" style:family="paragraph" style:parent-style-name="Table_20_Contents">
      <style:paragraph-properties fo:text-align="center" style:justify-single-word="false"/>
      <style:text-properties fo:language="sv" fo:country="SE" officeooo:rsid="0031ec24" officeooo:paragraph-rsid="0031ec24"/>
    </style:style>
    <style:style style:name="P39" style:family="paragraph" style:parent-style-name="Table_20_Contents">
      <style:paragraph-properties fo:text-align="center" style:justify-single-word="false"/>
      <style:text-properties fo:language="sv" fo:country="SE" officeooo:rsid="0032beee" officeooo:paragraph-rsid="0032beee"/>
    </style:style>
    <style:style style:name="P40" style:family="paragraph" style:parent-style-name="Table_20_Contents">
      <style:paragraph-properties fo:text-align="center" style:justify-single-word="false"/>
      <style:text-properties fo:language="sv" fo:country="SE" officeooo:rsid="002d847c" officeooo:paragraph-rsid="002d847c"/>
    </style:style>
    <style:style style:name="P41" style:family="paragraph" style:parent-style-name="Table_20_Contents">
      <style:paragraph-properties fo:text-align="center" style:justify-single-word="false"/>
      <style:text-properties officeooo:paragraph-rsid="0031ec24"/>
    </style:style>
    <style:style style:name="P42" style:family="paragraph" style:parent-style-name="Table_20_Contents">
      <style:paragraph-properties fo:text-align="center" style:justify-single-word="false"/>
      <style:text-properties officeooo:paragraph-rsid="00316303"/>
    </style:style>
    <style:style style:name="P43" style:family="paragraph" style:parent-style-name="Table_20_Contents">
      <style:paragraph-properties fo:text-align="center" style:justify-single-word="false"/>
      <style:text-properties officeooo:paragraph-rsid="002f79bc"/>
    </style:style>
    <style:style style:name="P44" style:family="paragraph" style:parent-style-name="Table_20_Contents">
      <style:paragraph-properties fo:text-align="center" style:justify-single-word="false"/>
      <style:text-properties officeooo:paragraph-rsid="003d6dc5"/>
    </style:style>
    <style:style style:name="P45" style:family="paragraph" style:parent-style-name="Heading_20_1">
      <style:text-properties style:font-name="Liberation Sans" fo:font-size="18.2000007629395pt" fo:language="sv" fo:country="SE" fo:font-weight="bold" officeooo:rsid="00266267" officeooo:paragraph-rsid="0026626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6" style:family="paragraph" style:parent-style-name="Heading_20_3">
      <style:text-properties fo:language="sv" fo:country="SE" officeooo:rsid="0020c127" officeooo:paragraph-rsid="0020c127"/>
    </style:style>
    <style:style style:name="P47" style:family="paragraph" style:parent-style-name="Heading_20_3">
      <style:text-properties officeooo:paragraph-rsid="00266267"/>
    </style:style>
    <style:style style:name="P48" style:family="paragraph" style:parent-style-name="Standard" style:list-style-name="L1">
      <style:text-properties officeooo:rsid="001f65d3" officeooo:paragraph-rsid="002cede3"/>
    </style:style>
    <style:style style:name="P49" style:family="paragraph" style:parent-style-name="Standard" style:list-style-name="L1">
      <style:text-properties fo:language="sv" fo:country="SE" officeooo:rsid="00207131" officeooo:paragraph-rsid="002cede3"/>
    </style:style>
    <style:style style:name="P50" style:family="paragraph" style:parent-style-name="Standard" style:list-style-name="L1">
      <style:text-properties fo:language="sv" fo:country="SE" officeooo:rsid="0025841e" officeooo:paragraph-rsid="002cede3"/>
    </style:style>
    <style:style style:name="P51" style:family="paragraph" style:parent-style-name="Standard" style:list-style-name="L1">
      <style:text-properties officeooo:rsid="00243648" officeooo:paragraph-rsid="002cede3"/>
    </style:style>
    <style:style style:name="P52" style:family="paragraph" style:parent-style-name="Standard" style:list-style-name="L1">
      <style:text-properties officeooo:rsid="0025841e" officeooo:paragraph-rsid="002cede3"/>
    </style:style>
    <style:style style:name="P53" style:family="paragraph" style:parent-style-name="Text_20_body" style:list-style-name="L2">
      <style:text-properties officeooo:rsid="00358113" officeooo:paragraph-rsid="00358113"/>
    </style:style>
    <style:style style:name="P54" style:family="paragraph" style:parent-style-name="Text_20_body">
      <style:text-properties officeooo:paragraph-rsid="003d6d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d76e" style:font-weight-asian="bold" style:font-weight-complex="bold"/>
    </style:style>
    <style:style style:name="T3" style:family="text">
      <style:text-properties fo:language="sv" fo:country="SE" officeooo:rsid="002f79bc"/>
    </style:style>
    <style:style style:name="T4" style:family="text">
      <style:text-properties fo:language="sv" fo:country="SE" officeooo:rsid="002d847c"/>
    </style:style>
    <style:style style:name="T5" style:family="text">
      <style:text-properties fo:language="sv" fo:country="SE" officeooo:rsid="0031ec24"/>
    </style:style>
    <style:style style:name="T6" style:family="text">
      <style:text-properties fo:language="sv" fo:country="SE" officeooo:rsid="0038bb1d"/>
    </style:style>
    <style:style style:name="T7" style:family="text">
      <style:text-properties fo:language="sv" fo:country="SE" officeooo:rsid="003d6dc5"/>
    </style:style>
    <style:style style:name="T8" style:family="text">
      <style:text-properties officeooo:rsid="0025841e"/>
    </style:style>
    <style:style style:name="T9" style:family="text">
      <style:text-properties officeooo:rsid="0032beee"/>
    </style:style>
    <style:style style:name="T10" style:family="text">
      <style:text-properties officeooo:rsid="0033e79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5d76e" style:font-weight-asian="normal" style:font-weight-complex="normal"/>
    </style:style>
    <style:style style:name="T13" style:family="text">
      <style:text-properties fo:font-weight="normal" officeooo:rsid="003845df" style:font-weight-asian="normal" style:font-weight-complex="normal"/>
    </style:style>
    <style:style style:name="T14" style:family="text">
      <style:text-properties officeooo:rsid="0035d76e"/>
    </style:style>
    <style:style style:name="T15" style:family="text">
      <style:text-properties officeooo:rsid="0038bb1d"/>
    </style:style>
    <style:style style:name="T16" style:family="text">
      <style:text-properties officeooo:rsid="003be406"/>
    </style:style>
    <style:style style:name="T17" style:family="text">
      <style:text-properties officeooo:rsid="003d6dc5"/>
    </style:style>
    <style:style style:name="T18" style:family="text">
      <style:text-properties style:font-name="Liberation Sans" fo:font-size="14.1000003814697pt" fo:font-weight="bold" officeooo:rsid="003d6dc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2662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-asian="Noto Sans CJK SC" style:font-name-complex="Lohit Devanagari"/>
    </style:style>
    <style:style style:name="T21" style:family="text">
      <style:text-properties officeooo:rsid="003d6dc5" style:font-name-asian="Noto Sans CJK SC" style:font-name-complex="Lohit Devanagari"/>
    </style:style>
    <style:style style:name="T22" style:family="text">
      <style:text-properties style:font-name="Liberation Serif" fo:font-size="12pt" fo:font-weight="normal" officeooo:rsid="003d6dc5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font-name="Liberation Serif" fo:font-size="12pt" fo:font-weight="normal" officeooo:rsid="0033e79e" style:font-name-asian="Noto Sans CJK SC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font-name="Liberation Serif" fo:font-size="12pt" fo:language="sv" fo:country="SE" fo:font-weight="normal" officeooo:rsid="003d6dc5" style:font-name-asian="Noto Sans CJK SC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font-name="Liberation Serif" fo:font-size="12pt" fo:language="sv" fo:country="SE" fo:font-weight="normal" officeooo:rsid="0033e79e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<text:span text:style-name="T16">Reflexiva p</text:span>ronomen</text:h>
      <text:p text:style-name="P25"/>
      <text:h text:style-name="P47" text:outline-level="3"><text:span text:style-name="T18">Reflexiva</text:span><text:span text:style-name="T19"> pronomen</text:span></text:h>
      <text:p text:style-name="P54"><text:span text:style-name="T24">Reflexiva pronomen syftar i regel tillbaka på subjektet i samma sats</text:span><text:span text:style-name="T25">. </text:span><text:span text:style-name="T24">I rumänskan och i svenskan förekommer de ofta ihop med reflexiva ver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226339055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4"/>
          </table:table-cell>
          <table:table-cell table:style-name="Table1.C1" office:value-type="string">
            <text:p text:style-name="P34"/>
          </table:table-cell>
        </table:table-row>
        <table:table-row table:style-name="TableLine94022700359680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36"/>
          </table:table-cell>
        </table:table-row>
        <table:table-row table:style-name="TableLine94022688610752">
          <table:table-cell table:style-name="Table1.A2" office:value-type="string">
            <text:p text:style-name="P32">Sing 1</text:p>
          </table:table-cell>
          <table:table-cell table:style-name="Table1.A2" office:value-type="string">
            <text:p text:style-name="P33">(eu) mă spăl</text:p>
          </table:table-cell>
          <table:table-cell table:style-name="Table1.C2" office:value-type="string">
            <text:p text:style-name="P44"><text:span text:style-name="T7">jag tvättar mig</text:span></text:p>
          </table:table-cell>
        </table:table-row>
        <table:table-row table:style-name="TableLine94022701250384"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7"/>
          </table:table-cell>
          <table:table-cell table:style-name="Table1.C2" office:value-type="string">
            <text:p text:style-name="P40"/>
          </table:table-cell>
        </table:table-row>
        <table:table-row table:style-name="TableLine94022707624368"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41"><text:span text:style-name="T3"/></text:p>
          </table:table-cell>
          <table:table-cell table:style-name="Table1.C2" office:value-type="string">
            <text:p text:style-name="P42"><text:span text:style-name="T4"/></text:p>
          </table:table-cell>
        </table:table-row>
        <table:table-row table:style-name="TableLine94022705910784">
          <table:table-cell table:style-name="Table1.A2" office:value-type="string">
            <text:p text:style-name="P32">Plur 1</text:p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7"/>
          </table:table-cell>
        </table:table-row>
        <table:table-row table:style-name="TableLine94022720928336"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43"><text:span text:style-name="T3"/></text:p>
          </table:table-cell>
        </table:table-row>
        <table:table-row table:style-name="TableLine94022705220384"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7"/>
          </table:table-cell>
        </table:table-row>
      </table:table>
      <text:p text:style-name="P1"/>
      <text:p text:style-name="P2"/>
      <text:h text:style-name="Heading_20_3" text:outline-level="3">Possesiva pronomen</text:h>
      <text:p text:style-name="P26">De possesiva pronomina placeras efter substantivet (objektet). Det finns <text:span text:style-name="T1">böjliga</text:span> pp som böjs efter substantivets kön samt <text:span text:style-name="T1">öbjliga</text:span> som bara har en form. </text:p>
      <text:p text:style-name="P31">Böjliga possesiva pronome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022702300112">
          <table:table-cell table:style-name="Table5.A1" office:value-type="string">
            <text:p text:style-name="P4"/>
          </table:table-cell>
          <table:table-cell table:style-name="Table5.A1" table:number-columns-spanned="2" office:value-type="string">
            <text:p text:style-name="P18">Singularis</text:p>
          </table:table-cell>
          <table:covered-table-cell/>
          <table:table-cell table:style-name="Table5.A1" table:number-columns-spanned="2" office:value-type="string">
            <text:p text:style-name="P18">Plural</text:p>
          </table:table-cell>
          <table:covered-table-cell/>
          <table:table-cell table:style-name="Table5.F1" office:value-type="string">
            <text:p text:style-name="P6"/>
          </table:table-cell>
        </table:table-row>
        <table:table-row table:style-name="TableLine94022683205632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3">Mask, <text:span text:style-name="T10">n</text:span>eutr</text:p>
          </table:table-cell>
          <table:table-cell table:style-name="Table5.A2" office:value-type="string">
            <text:p text:style-name="P13">Femininum</text:p>
          </table:table-cell>
          <table:table-cell table:style-name="Table5.A2" office:value-type="string">
            <text:p text:style-name="P19">Mask, neutr</text:p>
          </table:table-cell>
          <table:table-cell table:style-name="Table5.A2" office:value-type="string">
            <text:p text:style-name="P19">Femininum</text:p>
          </table:table-cell>
          <table:table-cell table:style-name="Table5.F2" office:value-type="string">
            <text:p text:style-name="P9"/>
          </table:table-cell>
        </table:table-row>
        <table:table-row table:style-name="TableLine94022703190000">
          <table:table-cell table:style-name="Table5.A2" office:value-type="string">
            <text:p text:style-name="P13">min</text:p>
          </table:table-cell>
          <table:table-cell table:style-name="Table5.A2" office:value-type="string">
            <text:p text:style-name="P15">meu</text:p>
          </table:table-cell>
          <table:table-cell table:style-name="Table5.A2" office:value-type="string">
            <text:p text:style-name="P15">mea</text:p>
          </table:table-cell>
          <table:table-cell table:style-name="Table5.A2" office:value-type="string">
            <text:p text:style-name="P20">mei</text:p>
          </table:table-cell>
          <table:table-cell table:style-name="Table5.A2" office:value-type="string">
            <text:p text:style-name="P20">mel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703659664">
          <table:table-cell table:style-name="Table5.A2" office:value-type="string">
            <text:p text:style-name="P20">din</text:p>
          </table:table-cell>
          <table:table-cell table:style-name="Table5.A2" office:value-type="string">
            <text:p text:style-name="P15">tău</text:p>
          </table:table-cell>
          <table:table-cell table:style-name="Table5.A2" office:value-type="string">
            <text:p text:style-name="P15">ta</text:p>
          </table:table-cell>
          <table:table-cell table:style-name="Table5.A2" office:value-type="string">
            <text:p text:style-name="P20">tăi</text:p>
          </table:table-cell>
          <table:table-cell table:style-name="Table5.A2" office:value-type="string">
            <text:p text:style-name="P20">tal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4394928">
          <table:table-cell table:style-name="Table5.A2" office:value-type="string">
            <text:p text:style-name="P22">hans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7"/>
          </table:table-cell>
        </table:table-row>
        <table:table-row table:style-name="TableLine94022686704064">
          <table:table-cell table:style-name="Table5.A2" office:value-type="string">
            <text:p text:style-name="P22">hennes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7"/>
          </table:table-cell>
        </table:table-row>
        <table:table-row table:style-name="TableLine94022687934400">
          <table:table-cell table:style-name="Table5.A2" office:value-type="string">
            <text:p text:style-name="P20">sin</text:p>
          </table:table-cell>
          <table:table-cell table:style-name="Table5.A2" office:value-type="string">
            <text:p text:style-name="P20">său</text:p>
          </table:table-cell>
          <table:table-cell table:style-name="Table5.A2" office:value-type="string">
            <text:p text:style-name="P20">sa</text:p>
          </table:table-cell>
          <table:table-cell table:style-name="Table5.A2" office:value-type="string">
            <text:p text:style-name="P11">săi</text:p>
          </table:table-cell>
          <table:table-cell table:style-name="Table5.A2" office:value-type="string">
            <text:p text:style-name="P20">sal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9185632">
          <table:table-cell table:style-name="Table5.A2" office:value-type="string">
            <text:p text:style-name="P20">vår</text:p>
          </table:table-cell>
          <table:table-cell table:style-name="Table5.A2" office:value-type="string">
            <text:p text:style-name="P16">nostru</text:p>
          </table:table-cell>
          <table:table-cell table:style-name="Table5.A2" office:value-type="string">
            <text:p text:style-name="P16">noastră</text:p>
          </table:table-cell>
          <table:table-cell table:style-name="Table5.A2" office:value-type="string">
            <text:p text:style-name="P21">noștri</text:p>
          </table:table-cell>
          <table:table-cell table:style-name="Table5.A2" office:value-type="string">
            <text:p text:style-name="P21">noastr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9156784">
          <table:table-cell table:style-name="Table5.A2" office:value-type="string">
            <text:p text:style-name="P20">er</text:p>
          </table:table-cell>
          <table:table-cell table:style-name="Table5.A2" office:value-type="string">
            <text:p text:style-name="P17">vostru</text:p>
          </table:table-cell>
          <table:table-cell table:style-name="Table5.A2" office:value-type="string">
            <text:p text:style-name="P17">voastră</text:p>
          </table:table-cell>
          <table:table-cell table:style-name="Table5.A2" office:value-type="string">
            <text:p text:style-name="P21">voștri</text:p>
          </table:table-cell>
          <table:table-cell table:style-name="Table5.A2" office:value-type="string">
            <text:p text:style-name="P21">voastre</text:p>
          </table:table-cell>
          <table:table-cell table:style-name="Table5.F2" office:value-type="string">
            <text:p text:style-name="P8"/>
          </table:table-cell>
        </table:table-row>
        <table:table-row table:style-name="TableLine94022688980448">
          <table:table-cell table:style-name="Table5.A2" office:value-type="string">
            <text:p text:style-name="P20">deras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7"/>
          </table:table-cell>
          <table:table-cell table:style-name="Table5.F2" office:value-type="string">
            <text:p text:style-name="P8"/>
          </table:table-cell>
        </table:table-row>
      </table:table>
      <text:h text:style-name="P46" text:outline-level="3"/>
      <text:p text:style-name="P23"><text:span text:style-name="T1">Exempel</text:span>:</text:p>
      <text:list xml:id="list2713991080" text:style-name="L1">
        <text:list-item>
          <text:p text:style-name="P48">Mama (eu): Mama mea</text:p>
        </text:list-item>
        <text:list-item>
          <text:p text:style-name="P48">Sora (eu): Sora mea</text:p>
        </text:list-item>
        <text:list-item>
          <text:p text:style-name="P48">Fratele (tu): Fratele tău</text:p>
        </text:list-item>
        <text:list-item>
          <text:p text:style-name="P48">Fiul (eu): Fiul meu</text:p>
        </text:list-item>
        <text:list-item>
          <text:p text:style-name="P48">Fiica (eu): Fiica mea</text:p>
        </text:list-item>
        <text:list-item>
          <text:p text:style-name="P49">Colegul (eu): Colegul meu</text:p>
        </text:list-item>
        <text:list-item>
          <text:p text:style-name="P51">Mama (noi): <text:span text:style-name="T8">Mama noastră</text:span></text:p>
        </text:list-item>
        <text:list-item>
          <text:p text:style-name="P52">Sora (noi): Sora noastră</text:p>
        </text:list-item>
        <text:list-item>
          <text:p text:style-name="P52"><text:soft-page-break/>Fratele (voi): Fratele vostru</text:p>
        </text:list-item>
        <text:list-item>
          <text:p text:style-name="P52">Fiul (noi): Fiul nostru</text:p>
        </text:list-item>
        <text:list-item>
          <text:p text:style-name="P52">Fiica (noi): Fiica noastră</text:p>
        </text:list-item>
        <text:list-item>
          <text:p text:style-name="P50">Colegul (noi): Colegul nostru</text:p>
        </text:list-item>
      </text:list>
      <text:p text:style-name="P3"/>
      <text:p text:style-name="P31">Oböjliga possesiva pronomen</text:p>
      <text:p text:style-name="P27">Följande pp har endast en form:</text:p>
      <text:list xml:id="list3499145286" text:style-name="L2">
        <text:list-item>
          <text:p text:style-name="P53">Lui (hans)</text:p>
        </text:list-item>
        <text:list-item>
          <text:p text:style-name="P53">Ei (hennes)</text:p>
        </text:list-item>
        <text:list-item>
          <text:p text:style-name="P53">Lor (deras)</text:p>
        </text:list-item>
        <text:list-item>
          <text:p text:style-name="P53">Dumneavoastră (Er)</text:p>
        </text:list-item>
      </text:list>
      <text:p text:style-name="P28">I <text:span text:style-name="T1">tredje pers singular</text:span> (hans, hennes, sin, sitt) används oftast <text:span text:style-name="T14">de oböjliga </text:span><text:span text:style-name="T1">lui </text:span><text:span text:style-name="T11">(hans) resp. </text:span><text:span text:style-name="T1">ei</text:span><text:span text:style-name="T11"> (hennes):</text:span></text:p>
      <text:p text:style-name="P29"><text:span text:style-name="T12">Nu-</text:span><text:span text:style-name="T13">l</text:span><text:span text:style-name="T12"> cunosc pe fratele </text:span><text:span text:style-name="T2">lui</text:span><text:span text:style-name="T12"> (Jag känner inte hans bror)</text:span></text:p>
      <text:p text:style-name="P29"><text:span text:style-name="T12">Părinții </text:span><text:span text:style-name="T2">ei</text:span><text:span text:style-name="T12"> vin din Germania (Hennes föräldrar kommer från Tyskland)</text:span></text:p>
      <text:p text:style-name="P30"><text:span text:style-name="T11">I </text:span><text:span text:style-name="T1">tredje person plural</text:span><text:span text:style-name="T11"> (deras, sina) används oftast </text:span><text:span text:style-name="T1">lor</text:span><text:span text:style-name="T11">:</text:span></text:p>
      <text:p text:style-name="P24">Părinții mei au un <text:span text:style-name="T15">n</text:span>ou apartement. Apartementul lor este frumos (Mina föräldrar har en ny lägenhet. Deras lägenhet är vacker)</text:p>
      <text:p text:style-name="P24">vid artighetstilltal används <text:span text:style-name="T1">dumneavoastră</text:span> (Er) i alla former:</text:p>
      <text:p text:style-name="P24">Unde-i pașaportul dumnevoastră? (Var är Ert pass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3-07-17T05:10:28.694905084</dc:date>
    <meta:editing-duration>P4DT9H35M46S</meta:editing-duration>
    <meta:editing-cycles>19</meta:editing-cycles>
    <meta:generator>LibreOffice/6.4.7.2$Linux_X86_64 LibreOffice_project/40$Build-2</meta:generator>
    <meta:document-statistic meta:table-count="2" meta:image-count="0" meta:object-count="0" meta:page-count="2" meta:paragraph-count="74" meta:word-count="268" meta:character-count="1539" meta:non-whitespace-character-count="1360"/>
  </office:meta>
</office:document-meta>
</file>